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"/>
    <style:font-face style:name="Droid Sans Mono" svg:font-family="'Droid Sans Mono', monospace, monospace, 'Droid Sans Fallback'"/>
    <style:font-face style:name="monospace" svg:font-family="monospace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Droid Sans Mono" fo:font-size="10.5pt" fo:font-weight="normal" fo:background-color="#fafafa"/>
    </style:style>
    <style:style style:name="P2" style:family="paragraph" style:parent-style-name="Standard">
      <style:paragraph-properties style:line-height-at-least="0.503cm"/>
      <style:text-properties fo:color="#333333" style:font-name="Droid Sans Mono" fo:font-size="10.5pt" fo:font-weight="normal" fo:background-color="#fafafa"/>
    </style:style>
    <style:style style:name="P3" style:family="paragraph" style:parent-style-name="Standard">
      <style:paragraph-properties style:line-height-at-least="0.503cm"/>
      <style:text-properties fo:color="#333333" style:font-name="Droid Sans Mono" fo:font-size="10.5pt" fo:font-weight="normal" officeooo:paragraph-rsid="0021c824" fo:background-color="#fafafa"/>
    </style:style>
    <style:style style:name="P4" style:family="paragraph" style:parent-style-name="Standard">
      <style:paragraph-properties style:line-height-at-least="0.503cm"/>
      <style:text-properties fo:color="#333333" style:font-name="Droid Sans Mono" fo:font-size="10.5pt" fo:font-weight="normal" officeooo:paragraph-rsid="0023b7ed" fo:background-color="#fafafa"/>
    </style:style>
    <style:style style:name="P5" style:family="paragraph" style:parent-style-name="Standard">
      <style:paragraph-properties style:line-height-at-least="0.503cm"/>
      <style:text-properties fo:color="#333333" style:font-name="Droid Sans Mono" fo:font-size="10.5pt" fo:font-weight="normal" officeooo:paragraph-rsid="0027fb89" fo:background-color="#fafafa"/>
    </style:style>
    <style:style style:name="P6" style:family="paragraph" style:parent-style-name="Standard">
      <style:text-properties fo:color="#333333" style:font-name="Droid Sans Mono" fo:font-size="10.5pt" fo:font-weight="normal" officeooo:paragraph-rsid="0021c824" fo:background-color="#fafafa"/>
    </style:style>
    <style:style style:name="P7" style:family="paragraph" style:parent-style-name="Standard">
      <style:text-properties fo:color="#333333" style:font-name="Droid Sans Mono" fo:font-size="10.5pt" fo:font-weight="normal" officeooo:paragraph-rsid="0023b7ed" fo:background-color="#fafafa"/>
    </style:style>
    <style:style style:name="P8" style:family="paragraph" style:parent-style-name="Standard">
      <style:text-properties fo:color="#333333" style:font-name="Droid Sans Mono" fo:font-size="10.5pt" fo:font-weight="normal" officeooo:paragraph-rsid="0027fb89" fo:background-color="#fafafa"/>
    </style:style>
    <style:style style:name="P9" style:family="paragraph" style:parent-style-name="Standard">
      <style:paragraph-properties style:line-height-at-least="0.503cm"/>
    </style:style>
    <style:style style:name="P10" style:family="paragraph" style:parent-style-name="Standard">
      <style:paragraph-properties style:line-height-at-least="0.503cm"/>
      <style:text-properties officeooo:paragraph-rsid="0027fb89"/>
    </style:style>
    <style:style style:name="P11" style:family="paragraph" style:parent-style-name="Standard">
      <style:paragraph-properties style:line-height-at-least="0.503cm"/>
      <style:text-properties officeooo:paragraph-rsid="00289f21"/>
    </style:style>
    <style:style style:name="P12" style:family="paragraph" style:parent-style-name="Standard">
      <style:paragraph-properties style:line-height-at-least="0.503cm"/>
      <style:text-properties officeooo:rsid="00289f21" officeooo:paragraph-rsid="00289f21"/>
    </style:style>
    <style:style style:name="P13" style:family="paragraph" style:parent-style-name="Standard">
      <style:paragraph-properties style:line-height-at-least="0.503cm"/>
      <style:text-properties fo:color="#50a14f" style:font-name="Droid Sans Mono" fo:font-size="10.5pt" fo:font-weight="normal" officeooo:rsid="0021c824" officeooo:paragraph-rsid="0021c824" fo:background-color="#fafafa" style:font-weight-asian="normal" style:font-weight-complex="normal"/>
    </style:style>
    <style:style style:name="P14" style:family="paragraph" style:parent-style-name="Standard">
      <style:text-properties fo:color="#50a14f" style:font-name="Droid Sans Mono" fo:font-size="10.5pt" fo:font-weight="normal" officeooo:rsid="002592a2" officeooo:paragraph-rsid="0021c824" fo:background-color="#fafafa" style:font-weight-asian="normal" style:font-weight-complex="normal"/>
    </style:style>
    <style:style style:name="P15" style:family="paragraph" style:parent-style-name="Standard">
      <style:paragraph-properties style:line-height-at-least="0.503cm"/>
      <style:text-properties fo:color="#50a14f" style:font-name="Droid Sans Mono" fo:font-size="10.5pt" fo:font-weight="normal" officeooo:paragraph-rsid="0027fb89" fo:background-color="#fafafa"/>
    </style:style>
    <style:style style:name="P16" style:family="paragraph" style:parent-style-name="Standard">
      <style:paragraph-properties style:line-height-at-least="0.503cm"/>
      <style:text-properties fo:color="#986801" style:font-name="Droid Sans Mono" fo:font-size="10.5pt" fo:font-weight="normal" officeooo:paragraph-rsid="0023b7ed" fo:background-color="#fafafa"/>
    </style:style>
    <style:style style:name="P17" style:family="paragraph" style:parent-style-name="Standard">
      <style:paragraph-properties style:line-height-at-least="0.503cm"/>
      <style:text-properties fo:color="#986801" style:font-name="Droid Sans Mono" fo:font-size="10.5pt" fo:font-weight="normal" officeooo:rsid="0027fb89" officeooo:paragraph-rsid="002b88f7" fo:background-color="#fafafa"/>
    </style:style>
    <style:style style:name="P18" style:family="paragraph" style:parent-style-name="Standard">
      <style:paragraph-properties style:line-height-at-least="0.503cm"/>
      <style:text-properties style:use-window-font-color="true" style:font-name="Liberation Serif" fo:font-size="12pt" fo:font-weight="normal" officeooo:rsid="00289f21" officeooo:paragraph-rsid="00289f21" fo:background-color="#fafafa" style:font-size-asian="12pt" style:font-size-complex="12pt"/>
    </style:style>
    <style:style style:name="P19" style:family="paragraph" style:parent-style-name="Standard">
      <style:paragraph-properties style:line-height-at-least="0.503cm"/>
      <style:text-properties fo:font-weight="bold" officeooo:rsid="00289f21" officeooo:paragraph-rsid="00289f21" style:font-weight-asian="bold" style:font-weight-complex="bold"/>
    </style:style>
    <style:style style:name="P20" style:family="paragraph" style:parent-style-name="Standard">
      <style:paragraph-properties style:line-height-at-least="0.503cm"/>
      <style:text-properties fo:font-weight="normal" officeooo:rsid="0029039a" officeooo:paragraph-rsid="00289f21" style:font-weight-asian="normal" style:font-weight-complex="normal"/>
    </style:style>
    <style:style style:name="P21" style:family="paragraph" style:parent-style-name="Text_20_body">
      <style:text-properties officeooo:rsid="00125dd3"/>
    </style:style>
    <style:style style:name="P22" style:family="paragraph" style:parent-style-name="Text_20_body">
      <style:text-properties officeooo:paragraph-rsid="001a64ce"/>
    </style:style>
    <style:style style:name="P23" style:family="paragraph" style:parent-style-name="Text_20_body">
      <style:text-properties officeooo:paragraph-rsid="0021c824"/>
    </style:style>
    <style:style style:name="P24" style:family="paragraph" style:parent-style-name="Text_20_body">
      <style:text-properties officeooo:rsid="0015db48" officeooo:paragraph-rsid="0015db48"/>
    </style:style>
    <style:style style:name="P25" style:family="paragraph" style:parent-style-name="Text_20_body">
      <style:text-properties officeooo:rsid="001655b5" officeooo:paragraph-rsid="001655b5"/>
    </style:style>
    <style:style style:name="P26" style:family="paragraph" style:parent-style-name="Text_20_body">
      <style:text-properties fo:font-weight="normal" officeooo:rsid="002592a2" officeooo:paragraph-rsid="002592a2" style:font-weight-asian="normal" style:font-weight-complex="normal"/>
    </style:style>
    <style:style style:name="P27" style:family="paragraph" style:parent-style-name="Text_20_body">
      <style:text-properties fo:font-weight="normal" officeooo:rsid="0021c824" style:font-weight-asian="normal" style:font-weight-complex="normal"/>
    </style:style>
    <style:style style:name="P28" style:family="paragraph" style:parent-style-name="Text_20_body">
      <style:text-properties fo:font-weight="normal" officeooo:rsid="0027fb89" officeooo:paragraph-rsid="002592a2" style:font-weight-asian="normal" style:font-weight-complex="normal"/>
    </style:style>
    <style:style style:name="P29" style:family="paragraph" style:parent-style-name="Text_20_body">
      <style:text-properties fo:font-weight="normal" officeooo:rsid="0023b7ed" officeooo:paragraph-rsid="0021c824" style:font-weight-asian="normal" style:font-weight-complex="normal"/>
    </style:style>
    <style:style style:name="P30" style:family="paragraph" style:parent-style-name="Text_20_body">
      <style:text-properties fo:font-weight="normal" officeooo:paragraph-rsid="002592a2"/>
    </style:style>
    <style:style style:name="P31" style:family="paragraph" style:parent-style-name="Text_20_body">
      <style:text-properties officeooo:rsid="001c2358" officeooo:paragraph-rsid="001c2358"/>
    </style:style>
    <style:style style:name="P32" style:family="paragraph" style:parent-style-name="Text_20_body">
      <style:paragraph-properties style:line-height-at-least="0.503cm"/>
      <style:text-properties fo:color="#333333" style:font-name="Droid Sans Mono" fo:font-size="10.5pt" fo:font-weight="normal" officeooo:paragraph-rsid="0027fb89" fo:background-color="#fafafa"/>
    </style:style>
    <style:style style:name="P33" style:family="paragraph" style:parent-style-name="Text_20_body">
      <style:text-properties officeooo:paragraph-rsid="0022ab3e"/>
    </style:style>
    <style:style style:name="P34" style:family="paragraph" style:parent-style-name="Text_20_body">
      <style:text-properties fo:font-variant="normal" fo:text-transform="none" fo:color="#2b4590" style:font-name="Consolas" fo:font-size="10.5pt" fo:letter-spacing="normal" fo:font-style="normal" fo:font-weight="normal" officeooo:paragraph-rsid="0021c824"/>
    </style:style>
    <style:style style:name="P35" style:family="paragraph" style:parent-style-name="Text_20_body">
      <style:text-properties fo:font-variant="normal" fo:text-transform="none" style:use-window-font-color="true" style:font-name="Liberation Serif" fo:font-size="12pt" fo:letter-spacing="normal" fo:font-style="normal" fo:font-weight="normal" officeooo:rsid="002b88f7" officeooo:paragraph-rsid="002b88f7" style:font-size-asian="12pt" style:font-size-complex="12pt"/>
    </style:style>
    <style:style style:name="P36" style:family="paragraph" style:parent-style-name="Text_20_body" style:list-style-name="L1"/>
    <style:style style:name="P37" style:family="paragraph" style:parent-style-name="Text_20_body" style:list-style-name="L1">
      <style:text-properties officeooo:paragraph-rsid="001655b5"/>
    </style:style>
    <style:style style:name="P38" style:family="paragraph" style:parent-style-name="Text_20_body" style:list-style-name="L1">
      <style:text-properties officeooo:paragraph-rsid="002b88f7"/>
    </style:style>
    <style:style style:name="P39" style:family="paragraph" style:parent-style-name="Text_20_body" style:list-style-name="L1">
      <style:text-properties officeooo:paragraph-rsid="002049bf"/>
    </style:style>
    <style:style style:name="P40" style:family="paragraph" style:parent-style-name="Text_20_body" style:list-style-name="L1">
      <style:text-properties officeooo:paragraph-rsid="0021c824"/>
    </style:style>
    <style:style style:name="P41" style:family="paragraph" style:parent-style-name="Text_20_body" style:list-style-name="L1">
      <style:text-properties officeooo:rsid="0013757d" officeooo:paragraph-rsid="0013757d"/>
    </style:style>
    <style:style style:name="P42" style:family="paragraph" style:parent-style-name="Text_20_body" style:list-style-name="L1">
      <style:text-properties officeooo:rsid="0013757d" officeooo:paragraph-rsid="001496e5"/>
    </style:style>
    <style:style style:name="P43" style:family="paragraph" style:parent-style-name="Text_20_body" style:list-style-name="L1">
      <style:text-properties officeooo:rsid="001496e5" officeooo:paragraph-rsid="001496e5"/>
    </style:style>
    <style:style style:name="P44" style:family="paragraph" style:parent-style-name="Text_20_body" style:list-style-name="L1">
      <style:text-properties officeooo:rsid="0015db48" officeooo:paragraph-rsid="0015db48"/>
    </style:style>
    <style:style style:name="P45" style:family="paragraph" style:parent-style-name="Text_20_body" style:list-style-name="L2">
      <style:text-properties officeooo:rsid="0015db48" officeooo:paragraph-rsid="0015db48"/>
    </style:style>
    <style:style style:name="P46" style:family="paragraph" style:parent-style-name="Text_20_body" style:list-style-name="L1">
      <style:text-properties officeooo:rsid="001655b5" officeooo:paragraph-rsid="002b88f7"/>
    </style:style>
    <style:style style:name="P47" style:family="paragraph" style:parent-style-name="Text_20_body" style:list-style-name="L1">
      <style:text-properties officeooo:rsid="001655b5" officeooo:paragraph-rsid="001655b5"/>
    </style:style>
    <style:style style:name="P48" style:family="paragraph" style:parent-style-name="Text_20_body" style:list-style-name="L1">
      <style:text-properties officeooo:rsid="0018be90" officeooo:paragraph-rsid="0018be90"/>
    </style:style>
    <style:style style:name="P49" style:family="paragraph" style:parent-style-name="Text_20_body" style:list-style-name="L1">
      <style:text-properties officeooo:rsid="0017a1ed" officeooo:paragraph-rsid="0017a1ed"/>
    </style:style>
    <style:style style:name="P50" style:family="paragraph" style:parent-style-name="Text_20_body" style:list-style-name="L1">
      <style:text-properties fo:font-weight="normal" officeooo:rsid="0019ad5a" officeooo:paragraph-rsid="0019ad5a" style:font-weight-asian="normal" style:font-weight-complex="normal"/>
    </style:style>
    <style:style style:name="P51" style:family="paragraph" style:parent-style-name="Text_20_body" style:list-style-name="L1">
      <style:text-properties fo:font-weight="normal" officeooo:rsid="0021c824" style:font-weight-asian="normal" style:font-weight-complex="normal"/>
    </style:style>
    <style:style style:name="P52" style:family="paragraph" style:parent-style-name="Text_20_body" style:list-style-name="L1">
      <style:text-properties fo:font-weight="normal" officeooo:rsid="0027fb89" officeooo:paragraph-rsid="0021c824" style:font-weight-asian="normal" style:font-weight-complex="normal"/>
    </style:style>
    <style:style style:name="P53" style:family="paragraph" style:parent-style-name="Text_20_body" style:list-style-name="L1">
      <style:text-properties officeooo:rsid="001a64ce" officeooo:paragraph-rsid="001a64ce"/>
    </style:style>
    <style:style style:name="P54" style:family="paragraph" style:parent-style-name="Text_20_body" style:list-style-name="L3">
      <style:text-properties officeooo:rsid="0022ab3e" officeooo:paragraph-rsid="0022ab3e"/>
    </style:style>
    <style:style style:name="P55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officeooo:rsid="0023b7ed" officeooo:paragraph-rsid="0021c824" style:font-weight-asian="normal" style:font-weight-complex="normal"/>
    </style:style>
    <style:style style:name="P56" style:family="paragraph" style:parent-style-name="Text_20_body" style:list-style-name="L1" style:master-page-name="">
      <loext:graphic-properties draw:fill="none"/>
      <style:paragraph-properties fo:margin-left="1.199cm" fo:margin-right="0cm" fo:margin-top="0cm" fo:margin-bottom="0.247cm" loext:contextual-spacing="false" fo:line-height="115%" fo:text-indent="-0.6cm" style:auto-text-indent="false" style:page-number="auto" fo:background-color="transparent"/>
      <style:text-properties officeooo:rsid="0018be90" officeooo:paragraph-rsid="0018be90"/>
    </style:style>
    <style:style style:name="P57" style:family="paragraph" style:parent-style-name="Heading_20_2">
      <style:text-properties officeooo:rsid="0013757d" officeooo:paragraph-rsid="0013757d"/>
    </style:style>
    <style:style style:name="P58" style:family="paragraph" style:parent-style-name="Heading_20_2">
      <style:text-properties officeooo:rsid="0022ab3e" officeooo:paragraph-rsid="0022ab3e"/>
    </style:style>
    <style:style style:name="T1" style:family="text">
      <style:text-properties officeooo:rsid="001655b5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officeooo:rsid="001655b5"/>
    </style:style>
    <style:style style:name="T4" style:family="text">
      <style:text-properties officeooo:rsid="0017a1ed"/>
    </style:style>
    <style:style style:name="T5" style:family="text">
      <style:text-properties officeooo:rsid="0018be9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655b5" style:font-weight-asian="bold" style:font-weight-complex="bold"/>
    </style:style>
    <style:style style:name="T8" style:family="text">
      <style:text-properties fo:font-weight="bold" officeooo:rsid="0018be90" style:font-weight-asian="bold" style:font-weight-complex="bold"/>
    </style:style>
    <style:style style:name="T9" style:family="text">
      <style:text-properties fo:font-weight="bold" officeooo:rsid="001a64ce" style:font-weight-asian="bold" style:font-weight-complex="bold"/>
    </style:style>
    <style:style style:name="T10" style:family="text">
      <style:text-properties fo:font-weight="bold" officeooo:rsid="001ead08" style:font-weight-asian="bold" style:font-weight-complex="bold"/>
    </style:style>
    <style:style style:name="T11" style:family="text">
      <style:text-properties fo:font-weight="bold" officeooo:rsid="001ef6de" style:font-weight-asian="bold" style:font-weight-complex="bold"/>
    </style:style>
    <style:style style:name="T12" style:family="text">
      <style:text-properties fo:font-weight="bold" officeooo:rsid="002049bf" style:font-weight-asian="bold" style:font-weight-complex="bold"/>
    </style:style>
    <style:style style:name="T13" style:family="text">
      <style:text-properties fo:font-weight="bold" officeooo:rsid="0023b7ed" style:font-weight-asian="bold" style:font-weight-complex="bold"/>
    </style:style>
    <style:style style:name="T14" style:family="text">
      <style:text-properties fo:font-weight="bold" officeooo:rsid="002592a2" style:font-weight-asian="bold" style:font-weight-complex="bold"/>
    </style:style>
    <style:style style:name="T15" style:family="text">
      <style:text-properties fo:font-weight="bold" officeooo:rsid="0021c824" style:font-weight-asian="bold" style:font-weight-complex="bold"/>
    </style:style>
    <style:style style:name="T16" style:family="text">
      <style:text-properties fo:font-weight="bold" officeooo:rsid="002883fe" style:font-weight-asian="bold" style:font-weight-complex="bold"/>
    </style:style>
    <style:style style:name="T17" style:family="text">
      <style:text-properties fo:font-weight="bold" officeooo:rsid="0027fb89" style:font-weight-asian="bold" style:font-weight-complex="bold"/>
    </style:style>
    <style:style style:name="T18" style:family="text">
      <style:text-properties fo:font-weight="bold" officeooo:rsid="002b88f7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ef6de" style:font-weight-asian="normal" style:font-weight-complex="normal"/>
    </style:style>
    <style:style style:name="T21" style:family="text">
      <style:text-properties fo:font-weight="normal" officeooo:rsid="002049bf" style:font-weight-asian="normal" style:font-weight-complex="normal"/>
    </style:style>
    <style:style style:name="T22" style:family="text">
      <style:text-properties fo:font-weight="normal" officeooo:rsid="0021c824" style:font-weight-asian="normal" style:font-weight-complex="normal"/>
    </style:style>
    <style:style style:name="T23" style:family="text">
      <style:text-properties fo:font-weight="normal" officeooo:rsid="0023b7ed" style:font-weight-asian="normal" style:font-weight-complex="normal"/>
    </style:style>
    <style:style style:name="T24" style:family="text">
      <style:text-properties fo:font-weight="normal" officeooo:rsid="002592a2" style:font-weight-asian="normal" style:font-weight-complex="normal"/>
    </style:style>
    <style:style style:name="T25" style:family="text">
      <style:text-properties fo:font-weight="normal" officeooo:rsid="0027fb89" style:font-weight-asian="normal" style:font-weight-complex="normal"/>
    </style:style>
    <style:style style:name="T26" style:family="text">
      <style:text-properties fo:font-weight="normal" officeooo:rsid="0029039a" style:font-weight-asian="normal" style:font-weight-complex="normal"/>
    </style:style>
    <style:style style:name="T27" style:family="text">
      <style:text-properties fo:font-weight="normal" officeooo:rsid="002b88f7" style:font-weight-asian="normal" style:font-weight-complex="normal"/>
    </style:style>
    <style:style style:name="T28" style:family="text">
      <style:text-properties officeooo:rsid="001a64ce"/>
    </style:style>
    <style:style style:name="T29" style:family="text">
      <style:text-properties fo:color="#50a14f"/>
    </style:style>
    <style:style style:name="T30" style:family="text">
      <style:text-properties fo:color="#50a14f" style:font-name="Droid Sans Mono" fo:font-size="10.5pt" fo:font-weight="normal" fo:background-color="#fafafa" loext:char-shading-value="0"/>
    </style:style>
    <style:style style:name="T31" style:family="text">
      <style:text-properties fo:color="#50a14f" officeooo:rsid="0021c824" style:font-weight-asian="normal" style:font-weight-complex="normal"/>
    </style:style>
    <style:style style:name="T32" style:family="text">
      <style:text-properties fo:color="#50a14f" officeooo:rsid="002592a2" style:font-weight-asian="normal" style:font-weight-complex="normal"/>
    </style:style>
    <style:style style:name="T33" style:family="text">
      <style:text-properties fo:color="#50a14f" officeooo:rsid="0023b7ed" style:font-weight-asian="normal" style:font-weight-complex="normal"/>
    </style:style>
    <style:style style:name="T34" style:family="text">
      <style:text-properties fo:color="#a0a1a7" style:font-name="Droid Sans Mono" fo:font-size="10.5pt" fo:font-style="italic" fo:font-weight="normal" fo:background-color="#fafafa" loext:char-shading-value="0"/>
    </style:style>
    <style:style style:name="T35" style:family="text">
      <style:text-properties fo:color="#a0a1a7" fo:font-style="italic"/>
    </style:style>
    <style:style style:name="T36" style:family="text">
      <style:text-properties officeooo:rsid="002049bf"/>
    </style:style>
    <style:style style:name="T37" style:family="text">
      <style:text-properties style:use-window-font-color="true" style:font-name="Liberation Serif" fo:font-size="12pt" officeooo:rsid="0021c824" style:font-size-asian="12pt" style:font-weight-asian="normal" style:font-size-complex="12pt" style:font-weight-complex="normal"/>
    </style:style>
    <style:style style:name="T38" style:family="text">
      <style:text-properties style:use-window-font-color="true" style:font-name="Liberation Serif" fo:font-size="12pt" officeooo:rsid="002b88f7" style:font-size-asian="12pt" style:font-weight-asian="normal" style:font-size-complex="12pt" style:font-weight-complex="normal"/>
    </style:style>
    <style:style style:name="T39" style:family="text">
      <style:text-properties style:use-window-font-color="true" style:font-name="Liberation Serif" fo:font-size="12pt" fo:font-weight="normal" officeooo:rsid="00289f21" fo:background-color="#fafafa" loext:char-shading-value="0" style:font-size-asian="12pt" style:font-size-complex="12pt"/>
    </style:style>
    <style:style style:name="T40" style:family="text">
      <style:text-properties style:use-window-font-color="true" style:font-name="Liberation Serif" fo:font-size="12pt" fo:font-weight="normal" officeooo:rsid="002b88f7" fo:background-color="#fafafa" loext:char-shading-value="0" style:font-size-asian="12pt" style:font-size-complex="12pt"/>
    </style:style>
    <style:style style:name="T41" style:family="text">
      <style:text-properties style:use-window-font-color="true" style:font-name="Liberation Serif" fo:font-size="12pt" fo:font-weight="bold" officeooo:rsid="001a64ce" style:font-size-asian="12pt" style:font-weight-asian="bold" style:font-size-complex="12pt" style:font-weight-complex="bold"/>
    </style:style>
    <style:style style:name="T42" style:family="text">
      <style:text-properties style:use-window-font-color="true" style:font-name="Liberation Serif" fo:font-size="12pt" fo:font-weight="bold" fo:background-color="#fafafa" loext:char-shading-value="0" style:font-size-asian="12pt" style:font-weight-asian="bold" style:font-size-complex="12pt" style:font-weight-complex="bold"/>
    </style:style>
    <style:style style:name="T43" style:family="text">
      <style:text-properties style:use-window-font-color="true" officeooo:rsid="0021c824"/>
    </style:style>
    <style:style style:name="T44" style:family="text">
      <style:text-properties style:use-window-font-color="true" officeooo:rsid="0022ab3e"/>
    </style:style>
    <style:style style:name="T45" style:family="text">
      <style:text-properties officeooo:rsid="0021c824"/>
    </style:style>
    <style:style style:name="T46" style:family="text">
      <style:text-properties style:font-weight-asian="normal" style:font-weight-complex="normal"/>
    </style:style>
    <style:style style:name="T47" style:family="text">
      <style:text-properties officeooo:rsid="0021c824" style:font-weight-asian="normal" style:font-weight-complex="normal"/>
    </style:style>
    <style:style style:name="T48" style:family="text">
      <style:text-properties officeooo:rsid="0023b7ed" style:font-weight-asian="normal" style:font-weight-complex="normal"/>
    </style:style>
    <style:style style:name="T49" style:family="text">
      <style:text-properties officeooo:rsid="002592a2" style:font-weight-asian="normal" style:font-weight-complex="normal"/>
    </style:style>
    <style:style style:name="T50" style:family="text">
      <style:text-properties officeooo:rsid="00275e0d" style:font-weight-asian="normal" style:font-weight-complex="normal"/>
    </style:style>
    <style:style style:name="T51" style:family="text">
      <style:text-properties officeooo:rsid="0027fb89" style:font-weight-asian="normal" style:font-weight-complex="normal"/>
    </style:style>
    <style:style style:name="T52" style:family="text">
      <style:text-properties fo:color="#e45649"/>
    </style:style>
    <style:style style:name="T53" style:family="text">
      <style:text-properties fo:color="#e45649" officeooo:rsid="0021c824" style:font-weight-asian="normal" style:font-weight-complex="normal"/>
    </style:style>
    <style:style style:name="T54" style:family="text">
      <style:text-properties fo:color="#e45649" officeooo:rsid="002592a2" style:font-weight-asian="normal" style:font-weight-complex="normal"/>
    </style:style>
    <style:style style:name="T55" style:family="text">
      <style:text-properties fo:color="#e45649" fo:font-weight="bold" officeooo:rsid="0023b7ed" style:font-weight-asian="bold" style:font-weight-complex="bold"/>
    </style:style>
    <style:style style:name="T56" style:family="text">
      <style:text-properties fo:color="#e45649" officeooo:rsid="0027fb89"/>
    </style:style>
    <style:style style:name="T57" style:family="text">
      <style:text-properties officeooo:rsid="0022ab3e"/>
    </style:style>
    <style:style style:name="T58" style:family="text">
      <style:text-properties fo:color="#986801"/>
    </style:style>
    <style:style style:name="T59" style:family="text">
      <style:text-properties fo:color="#986801" officeooo:rsid="0027fb89"/>
    </style:style>
    <style:style style:name="T60" style:family="text">
      <style:text-properties officeooo:rsid="002592a2"/>
    </style:style>
    <style:style style:name="T61" style:family="text">
      <style:text-properties fo:color="#3a3a3a" style:font-name="monospace" officeooo:rsid="0023b7ed" style:font-weight-asian="normal" style:font-weight-complex="normal"/>
    </style:style>
    <style:style style:name="T62" style:family="text">
      <style:text-properties fo:color="#3a3a3a" style:font-name="monospace" officeooo:rsid="0027fb89" style:font-weight-asian="normal" style:font-weight-complex="normal"/>
    </style:style>
    <style:style style:name="T63" style:family="text">
      <style:text-properties officeooo:rsid="0027fb89"/>
    </style:style>
    <style:style style:name="T64" style:family="text">
      <style:text-properties officeooo:rsid="00289f21"/>
    </style:style>
    <style:style style:name="T65" style:family="text">
      <style:text-properties officeooo:rsid="002b3537"/>
    </style:style>
    <style:style style:name="T66" style:family="text">
      <style:text-properties officeooo:rsid="002b88f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nstallation d’un cluster Elastic avec Ansible</text:p>
      <text:p text:style-name="P21"/>
      <text:h text:style-name="P57" text:outline-level="2">Mettre en place son cluster</text:h>
      <text:p text:style-name="P31">On va créer trois machine virtuelles pour notre cluster ça prend 3Gb de RAM. SI votre machine à 8GB en tout il ne faut pas ouvrir trop d’onglets navigateur sous peine de sévère ramage ;)</text:p>
      <text:list xml:id="list2794668886" text:style-name="L1">
        <text:list-item>
          <text:p text:style-name="P41">Importer deux machines elk_node (1GB) (appelez les node1 et node2)</text:p>
        </text:list-item>
        <text:list-item>
          <text:p text:style-name="P42">Importer la machine ubuntu graphique (1GB) (master) (idéalement setup 2GB et 2 processeurs)</text:p>
        </text:list-item>
        <text:list-item>
          <text:p text:style-name="P42">Créer un « Réseau Nat » : <text:line-break/>Dans virtualbox : Fichier &gt; Paramètre &gt; Réseau &gt; ajouter un réseau NAT</text:p>
        </text:list-item>
        <text:list-item>
          <text:p text:style-name="P43">Éditer les réseaux des trois machines pour les mettre dans le réseau Nat précédement créé</text:p>
        </text:list-item>
        <text:list-item>
          <text:p text:style-name="P44">Allumer les trois machines.</text:p>
        </text:list-item>
        <text:list-item>
          <text:p text:style-name="P44">Dans chac<text:span text:style-name="T60">une</text:span>, <text:span text:style-name="T60">trouver</text:span> un terminal/tty <text:span text:style-name="T60">et </text:span>lancez `<text:span text:style-name="T6">ip a</text:span>` ou `<text:span text:style-name="T14">i</text:span><text:span text:style-name="T6">fconfig</text:span>`</text:p>
        </text:list-item>
        <text:list-item>
          <text:p text:style-name="P44">Relevez les adresses IP des trois machines :</text:p>
        </text:list-item>
      </text:list>
      <text:list xml:id="list1892521517" text:style-name="L2">
        <text:list-item>
          <text:p text:style-name="P45">node 1</text:p>
        </text:list-item>
        <text:list-item>
          <text:p text:style-name="P45">node 2</text:p>
        </text:list-item>
        <text:list-item>
          <text:p text:style-name="P45">master</text:p>
        </text:list-item>
      </text:list>
      <text:list xml:id="list2708645643124" text:continue-list="list2794668886" text:style-name="L1">
        <text:list-item>
          <text:p text:style-name="P44">Vérifiez que vous pouvez pinguer les autres machines du cluster</text:p>
        </text:list-item>
        <text:list-item>
          <text:p text:style-name="P44">Essayez de pinguer depuis la machine hôte <text:span text:style-name="T66">(ça ne marche pas car les machines sont « cachées » dans le NAT )</text:span></text:p>
          <text:p text:style-name="P44"/>
        </text:list-item>
      </text:list>
      <text:h text:style-name="Heading_20_2" text:outline-level="2">Bilan architecture réseau de notre cluster</text:h>
      <text:p text:style-name="P25">- NAT network address translation : 127.0.0.1 « cache » les trois machines</text:p>
      <text:p text:style-name="P25">- Pour aller jusqu’au bout on peut ajouter une redirection de port pour le master (dans les paramètres du réseau NatNetwork)</text:p>
      <text:p text:style-name="Preformatted_20_Text">- s<text:span text:style-name="T2">sh -p 3022 elk-master</text:span><text:span text:style-name="T3">@127.0.0.1</text:span></text:p>
      <text:p text:style-name="P24"/>
      <text:p text:style-name="P24"/>
      <text:h text:style-name="Heading_20_2" text:outline-level="2"><text:soft-page-break/>Configurer <text:span text:style-name="T4">et tester A</text:span>nsible</text:h>
      <text:p text:style-name="P24"/>
      <text:list xml:id="list2707523040828" text:continue-numbering="true" text:style-name="L1">
        <text:list-item>
          <text:p text:style-name="P44">Dans le master installez <text:span text:style-name="T6">ansible, </text:span><text:span text:style-name="T11">git, </text:span><text:span text:style-name="T18">curl, </text:span><text:span text:style-name="T16">ssh</text:span><text:span text:style-name="T20"> et </text:span><text:span text:style-name="T11">sshpass</text:span> (<text:span text:style-name="T1">Sur ubuntu c’est </text:span>comme sous mint <text:span text:style-name="T1">ou </text:span>debian/<text:span text:style-name="T1">yunohost : apt install &lt;paquet&gt;</text:span>) </text:p>
        </text:list-item>
        <text:list-item>
          <text:p text:style-name="P46">Récupérer <text:s/>mon modèle ansible <text:span text:style-name="T66">grace à git</text:span>:<text:line-break/><text:span text:style-name="T66">git clone</text:span> <text:a xlink:type="simple" xlink:href="http://github.com/e-lie/ansible-tpl-elk-forma" text:style-name="Internet_20_link" text:visited-style-name="Visited_20_Internet_20_Link">http://github.com/e-lie/ansible-tpl-elk-forma</text:a></text:p>
        </text:list-item>
        <text:list-item>
          <text:p text:style-name="P47">Observons les fichers présents :</text:p>
          <text:list>
            <text:list-item>
              <text:p text:style-name="P37"><text:span text:style-name="T7">ansible.cfg</text:span><text:span text:style-name="T1"> // config de base d’ansible<text:tab/></text:span></text:p>
            </text:list-item>
            <text:list-item>
              <text:p text:style-name="P37"><text:span text:style-name="T7">hosts</text:span><text:span text:style-name="T1"> // fichier qui liste les machines du cluster : à compléter</text:span></text:p>
            </text:list-item>
            <text:list-item>
              <text:p text:style-name="P48"><text:span text:style-name="T6">ping.yml //</text:span><text:span text:style-name="T19"> </text:span>playbook (sorte de script) ansible pour tester l’infra</text:p>
            </text:list-item>
            <text:list-item>
              <text:p text:style-name="P37"><text:span text:style-name="T8">setup_ansible.yml</text:span><text:span text:style-name="T5"> // à remplir avec les étapes d’installations</text:span></text:p>
            </text:list-item>
          </text:list>
        </text:list-item>
        <text:list-item>
          <text:p text:style-name="P49">Compléter le fichier <text:span text:style-name="T6">hosts </text:span><text:span text:style-name="T18">avec les ips</text:span></text:p>
        </text:list-item>
        <text:list-item>
          <text:p text:style-name="P56"><text:span text:style-name="T18">Remarquez que </text:span><text:span text:style-name="T6">ping.yml</text:span> <text:span text:style-name="T66">est déjà complété </text:span>avec les groupes <text:span text:style-name="T6">el</text:span><text:span text:style-name="T10">k</text:span>_<text:span text:style-name="T6">nodes</text:span>, <text:span text:style-name="T6">kibana</text:span>_<text:span text:style-name="T6">node.</text:span></text:p>
        </text:list-item>
        <text:list-item>
          <text:p text:style-name="P50">Lancez : <text:span text:style-name="T6">ansible-playbook ping.yml → </text:span>échec il manque python</text:p>
        </text:list-item>
        <text:list-item>
          <text:p text:style-name="P38"><text:span text:style-name="T28">Ajouter une commande (task) ansible au dessus de ping pour activer/lier python : <text:line-break/>- </text:span><text:span text:style-name="T34">raw: 'sudo ln -fs /usr/bin/python3 /usr/bin/python'</text:span></text:p>
        </text:list-item>
        <text:list-item>
          <text:p text:style-name="P53">Relancez Ping. <text:span text:style-name="T66">Si vous n’avez pas d’erreur c’est que ansible est prêt pour la configuration des machines.</text:span></text:p>
        </text:list-item>
      </text:list>
      <text:p text:style-name="P22"/>
      <text:h text:style-name="Heading_20_2" text:outline-level="2">Installer Elasticsearch</text:h>
      <text:p text:style-name="P22"/>
      <text:list xml:id="list2709082579564" text:continue-numbering="true" text:style-name="L1">
        <text:list-item>
          <text:p text:style-name="P39"><text:span text:style-name="T28">Connectez vous en ssh depuis le master dans l’un des nœuds elastic et installez : </text:span><text:span text:style-name="T41">apt-transport-https <text:s text:c="2"/>uuid-runtime <text:s text:c="2"/></text:span><text:span text:style-name="T42">openjdk-11-jre-headless <text:s text:c="2"/>gpg</text:span></text:p>
        </text:list-item>
        <text:list-item>
          <text:p text:style-name="P36"><text:span text:style-name="T36"><text:s/>Lancez </text:span><text:span text:style-name="T12">ansible-playbook setup_</text:span><text:span text:style-name="T18">elastic</text:span><text:span text:style-name="T12">.yml</text:span><text:span text:style-name="T21"> avoir pris soin de vérifier que hosts visait le groupe </text:span><text:span text:style-name="T12">elk_nodes</text:span><text:span text:style-name="T21">. Les requirements sont installé ! Voyez les ok </text:span><text:span text:style-name="T22">et changed</text:span><text:span text:style-name="T21"> apparaissant </text:span><text:span text:style-name="T22">lorsque vous lancez le playbook : ansible est verbeux il informe de sa réussite.</text:span></text:p>
        </text:list-item>
        <text:list-item>
          <text:p text:style-name="P51"><text:s/>Ajoutez à la suite ces trois commandes (tasks) Ansible (qui vont servir à installer elasticsearch sur chacun des nodes) :</text:p>
        </text:list-item>
      </text:list>
      <text:p text:style-name="P27"/>
      <text:p text:style-name="P27"/>
      <text:p text:style-name="P27"/>
      <text:p text:style-name="P27"><text:soft-page-break/></text:p>
      <text:p text:style-name="P27"/>
      <text:p text:style-name="P1"><text:span text:style-name="T47">- </text:span><text:span text:style-name="T53">name</text:span><text:span text:style-name="T47">: </text:span><text:span text:style-name="T31">Add elasticsearch repo GPG key</text:span></text:p>
      <text:p text:style-name="P2"><text:span text:style-name="T52"><text:s text:c="2"/>apt_key</text:span>:</text:p>
      <text:p text:style-name="P2"><text:span text:style-name="T52"><text:s text:c="4"/>url</text:span>: <text:span text:style-name="T45">&lt;url&gt;</text:span></text:p>
      <text:p text:style-name="P2"><text:span text:style-name="T52"><text:s text:c="4"/>state</text:span>: <text:span text:style-name="T45">&lt;state&gt;</text:span></text:p>
      <text:p text:style-name="P9"/>
      <text:p text:style-name="P2">- <text:span text:style-name="T52">name</text:span>: <text:span text:style-name="T29">Add elasticsearch apt repo</text:span></text:p>
      <text:p text:style-name="P2"><text:span text:style-name="T52"><text:s text:c="2"/>apt_repository</text:span>:</text:p>
      <text:p text:style-name="P2"><text:span text:style-name="T52"><text:s text:c="4"/>repo</text:span>: <text:span text:style-name="T45">&lt;repo debian&gt;</text:span></text:p>
      <text:p text:style-name="P2"><text:span text:style-name="T52"><text:s text:c="4"/>state</text:span>: <text:span text:style-name="T45">&lt;state&gt;</text:span></text:p>
      <text:p text:style-name="P9"/>
      <text:p text:style-name="P2">- <text:span text:style-name="T52">name</text:span>: <text:span text:style-name="T29">Install Elasticsearch</text:span> <text:span text:style-name="T35"># requires java preinstalled</text:span></text:p>
      <text:p text:style-name="P2"><text:span text:style-name="T52"><text:s text:c="2"/>apt</text:span>: <text:span text:style-name="T29">pkg=elasticsearch state=</text:span><text:span text:style-name="T43">&lt;state&gt;</text:span></text:p>
      <text:p text:style-name="P27"/>
      <text:list xml:id="list2707759224751" text:continue-numbering="true" text:style-name="L1">
        <text:list-item>
          <text:p text:style-name="P40"><text:s/><text:span text:style-name="T45">Complétez ces commande à l’aide des paramètres ci-dessous</text:span></text:p>
        </text:list-item>
      </text:list>
      <text:p text:style-name="P3"><text:span text:style-name="T37">- url de la clé GPG des dev de elastic : </text:span><text:span text:style-name="T31">https://artifacts.elastic.co/GPG-KEY-elasticsearch</text:span></text:p>
      <text:p text:style-name="P3"><text:span text:style-name="T37">répertoire debian pour elastic :</text:span><text:span text:style-name="T31"> "deb https://artifacts.elastic.co/packages/6.x/apt stable main"</text:span></text:p>
      <text:p text:style-name="P13"/>
      <text:list xml:id="list2708230676163" text:continue-numbering="true" text:style-name="L1">
        <text:list-item>
          <text:p text:style-name="P40"><text:s/><text:span text:style-name="T45">Chercher sur internet quoi mettre à la place de &lt;state&gt;. Par exemple en tapant : ansible doc apt module → il faut mettre </text:span><text:span text:style-name="T15">present</text:span><text:span text:style-name="T22">. </text:span><text:span text:style-name="T27">C’est l’état qui signifie que ansible va s’assurer de la présence des paquets/repos et les ajouter si et seulement si ils sont manquant.</text:span></text:p>
        </text:list-item>
        <text:list-item>
          <text:p text:style-name="P40"><text:s/><text:span text:style-name="T57">Relancez le playbook !</text:span></text:p>
        </text:list-item>
      </text:list>
      <text:h text:style-name="P58" text:outline-level="2">Bilan Ansible :</text:h>
      <text:list xml:id="list2115384127" text:style-name="L3">
        <text:list-item>
          <text:p text:style-name="P54">Ansible peut être rejoué plusieur fois (il est idempotent)</text:p>
        </text:list-item>
        <text:list-item>
          <text:p text:style-name="P54">Ansible garanti l’état de certains éléments du système lorsqu’on le (re)joue</text:p>
        </text:list-item>
        <text:list-item>
          <text:p text:style-name="P54">Ansible est (dès qu’on est un peu habitué) plus limpide que du bash</text:p>
        </text:list-item>
      </text:list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h text:style-name="Heading_20_2" text:outline-level="2"><text:soft-page-break/>Configurer Elastic en cluster</text:h>
      <text:p text:style-name="P33"/>
      <text:list xml:id="list2707507886384" text:continue-list="list2708230676163" text:style-name="L1">
        <text:list-item>
          <text:p text:style-name="P40"><text:s/><text:span text:style-name="T57">Il manque la configuration ! Ajoutez une nouvelle commande pour créer le fichier de configuration :</text:span></text:p>
        </text:list-item>
      </text:list>
      <text:p text:style-name="P6">- <text:span text:style-name="T52">name</text:span>: <text:span text:style-name="T29">Configure Elasticsearch.</text:span></text:p>
      <text:p text:style-name="P2"><text:span text:style-name="T52"><text:s text:c="2"/>template</text:span>:</text:p>
      <text:p text:style-name="P2"><text:span text:style-name="T52"><text:s text:c="4"/>src</text:span>: <text:span text:style-name="T44">&lt;template&gt;</text:span></text:p>
      <text:p text:style-name="P2"><text:span text:style-name="T52"><text:s text:c="4"/>dest</text:span>: <text:span text:style-name="T29">/etc/elasticsearch/elasticsearch.yml</text:span></text:p>
      <text:p text:style-name="P2"><text:span text:style-name="T52"><text:s text:c="4"/>owner</text:span>: <text:span text:style-name="T29">root</text:span></text:p>
      <text:p text:style-name="P2"><text:span text:style-name="T52"><text:s text:c="4"/>group</text:span>: <text:span text:style-name="T29">elasticsearch</text:span></text:p>
      <text:p text:style-name="P2"><text:span text:style-name="T52"><text:s text:c="4"/>mode</text:span>: <text:span text:style-name="T58">0740</text:span></text:p>
      <text:p text:style-name="P2"><text:span text:style-name="T52"><text:s text:c="2"/>notify</text:span>: <text:span text:style-name="T29">restart elasticsearch</text:span></text:p>
      <text:p text:style-name="P23"/>
      <text:list xml:id="list2707024474679" text:continue-numbering="true" text:style-name="L1">
        <text:list-item>
          <text:p text:style-name="P40"><text:span text:style-name="T45">Observez le fichier template/elasticsearch.yml.j2 : c’est modèle de fichier de configuration. Il contient des trous </text:span><text:span text:style-name="T15"><text:s/>{{ var }} </text:span><text:span text:style-name="T45">qui doivent être remplis par les variables du playbook</text:span></text:p>
        </text:list-item>
        <text:list-item>
          <text:p text:style-name="P40"><text:span text:style-name="T9"><text:s/></text:span><text:span text:style-name="T23">Ajoutez les variables suivantes avant les tasks (attention aux alignement! </text:span><text:span text:style-name="T27">Vars doit être aligné avec </text:span><text:span text:style-name="T18">tasks:</text:span><text:span text:style-name="T23">) :</text:span></text:p>
        </text:list-item>
      </text:list>
      <text:p text:style-name="P7"><text:span text:style-name="T55">vars</text:span><text:span text:style-name="T13">:</text:span></text:p>
      <text:p text:style-name="P4">- <text:span text:style-name="T52">elasticsearch_cluster_name</text:span>: <text:span text:style-name="T29">elk_formation</text:span></text:p>
      <text:p text:style-name="P4">- <text:span text:style-name="T52">elasticsearch_network_host</text:span>: <text:span text:style-name="T29">"0.0.0.0"</text:span></text:p>
      <text:p text:style-name="P4">- <text:span text:style-name="T52">elasticsearch_http_port</text:span>: <text:span text:style-name="T58">9200</text:span></text:p>
      <text:p text:style-name="P5"><text:span text:style-name="T58">- </text:span><text:span text:style-name="T56">elk_node_ips</text:span><text:span text:style-name="T58">:</text:span></text:p>
      <text:p text:style-name="P5"><text:span text:style-name="T58"><text:s text:c="2"/>- </text:span><text:span text:style-name="T59">10.0.2.4</text:span></text:p>
      <text:p text:style-name="P17"><text:s text:c="2"/>- 10.0.2.5<text:line-break/><text:span text:style-name="T38">pensez à changer les ips pour désigner vos nœuds elastic</text:span></text:p>
      <text:p text:style-name="P16"/>
      <text:list xml:id="list2707820570617" text:continue-numbering="true" text:style-name="L1">
        <text:list-item>
          <text:p text:style-name="P40"><text:span text:style-name="T23"><text:s/></text:span><text:span text:style-name="T24">Ajoutez la fin suivante au playbook :</text:span></text:p>
        </text:list-item>
      </text:list>
      <text:p text:style-name="P8"><text:span text:style-name="T49">- </text:span><text:span text:style-name="T54">name</text:span><text:span text:style-name="T49">: </text:span><text:span text:style-name="T32">Start Elasticsearch.</text:span></text:p>
      <text:p text:style-name="P5"><text:span text:style-name="T52"><text:s text:c="2"/>systemd</text:span>:</text:p>
      <text:p text:style-name="P5"><text:span text:style-name="T52"><text:s text:c="4"/>name</text:span>: <text:span text:style-name="T29">elasticsearch</text:span></text:p>
      <text:p text:style-name="P5"><text:span text:style-name="T52"><text:s text:c="4"/>state</text:span>: <text:span text:style-name="T29">restarted</text:span></text:p>
      <text:p text:style-name="P5"><text:span text:style-name="T52"><text:s text:c="4"/>enabled</text:span>: <text:span text:style-name="T58">yes</text:span></text:p>
      <text:p text:style-name="P5"><text:span text:style-name="T52"><text:s text:c="4"/>daemon_reload</text:span>: <text:span text:style-name="T58">yes</text:span> <text:span text:style-name="T35">#required before first run</text:span></text:p>
      <text:p text:style-name="P10"/>
      <text:p text:style-name="P5">- <text:span text:style-name="T52">name</text:span>: <text:span text:style-name="T29">Make sure Elasticsearch is running before proceeding.</text:span></text:p>
      <text:p text:style-name="P5"><text:span text:style-name="T52"><text:s text:c="2"/>wait_for</text:span>: <text:span text:style-name="T29">host={{ elasticsearch_network_host }} port={{ elasticsearch_http_port }} delay=3 timeout=300</text:span></text:p>
      <text:p text:style-name="P10"/>
      <text:p text:style-name="P5"><text:span text:style-name="T52">handlers</text:span>:</text:p>
      <text:p text:style-name="P5">- <text:span text:style-name="T52">name</text:span>: <text:span text:style-name="T29">restart elasticsearch</text:span></text:p>
      <text:p text:style-name="P5"><text:span text:style-name="T52"><text:s text:c="2"/>service</text:span>: <text:span text:style-name="T29">name=elasticsearch state=restarted</text:span></text:p>
      <text:p text:style-name="P15"/>
      <text:p text:style-name="P32"><text:span text:style-name="T33">(</text:span><text:span text:style-name="T32">attention aux alignements : handlers est au même niveau que tasks)</text:span></text:p>
      <text:p text:style-name="P15"><text:soft-page-break/></text:p>
      <text:list xml:id="list2708895483676" text:continue-numbering="true" text:style-name="L1">
        <text:list-item>
          <text:p text:style-name="P40"><text:span text:style-name="T24"><text:s/></text:span><text:span text:style-name="T25">Jouer le playbook enfin complet.</text:span></text:p>
        </text:list-item>
        <text:list-item>
          <text:p text:style-name="P52"><text:s/>Lancez les commandes de diagnostic</text:p>
        </text:list-item>
      </text:list>
      <text:p text:style-name="P14"/>
      <text:p text:style-name="P29"/>
      <text:p text:style-name="P34"><text:span text:style-name="T50">- curl </text:span><text:a xlink:type="simple" xlink:href="http://10.0.2.4:9200/_cat/nodes?pretty" text:style-name="Internet_20_link" text:visited-style-name="Visited_20_Internet_20_Link"><text:span text:style-name="T48">http://</text:span></text:a><text:a xlink:type="simple" xlink:href="http://10.0.2.4:9200/_cat/nodes?pretty" text:style-name="Internet_20_link" text:visited-style-name="Visited_20_Internet_20_Link"><text:span text:style-name="T50">10.0.2.4</text:span></text:a><text:a xlink:type="simple" xlink:href="http://10.0.2.4:9200/_cat/nodes?pretty" text:style-name="Internet_20_link" text:visited-style-name="Visited_20_Internet_20_Link"><text:span text:style-name="T48">:9200/_cat/nodes?pretty</text:span></text:a></text:p>
      <text:p text:style-name="P34"><text:span text:style-name="T48">- </text:span><text:span text:style-name="T61">curl -XGET '</text:span><text:a xlink:type="simple" xlink:href="http://10.0.2.4:9200/_cluster/state?pretty" text:style-name="Internet_20_link" text:visited-style-name="Visited_20_Internet_20_Link">http://</text:a><text:a xlink:type="simple" xlink:href="http://10.0.2.4:9200/_cluster/state?pretty" text:style-name="Internet_20_link" text:visited-style-name="Visited_20_Internet_20_Link"><text:span text:style-name="T62">10.0.2.4</text:span></text:a><text:a xlink:type="simple" xlink:href="http://10.0.2.4:9200/_cluster/state?pretty" text:style-name="Internet_20_link" text:visited-style-name="Visited_20_Internet_20_Link">:9200/_cluster/state?pretty</text:a><text:span text:style-name="T61">'</text:span></text:p>
      <text:p text:style-name="P55"/>
      <text:p text:style-name="P35"><text:span text:style-name="T48">S</text:span><text:span text:style-name="T46">i tout est bien configuré vous devriez voir une liste de deux nœuds signifiant que les deux elastic se « connaissent »</text:span></text:p>
      <text:p text:style-name="P29"/>
      <text:p text:style-name="P28">30. <text:s/>Pour ajouter un nouveau nœud !</text:p>
      <text:p text:style-name="P26">- <text:span text:style-name="T63">importer une nouvelle machine</text:span></text:p>
      <text:p text:style-name="P26">- <text:span text:style-name="T63">l’ajouter au fichier hosts</text:span></text:p>
      <text:p text:style-name="P26">- <text:span text:style-name="T66">ajoutez les ips dans vars</text:span></text:p>
      <text:p text:style-name="P30"><text:span text:style-name="T49">- </text:span><text:span text:style-name="T51">relancer le playbook </text:span><text:span text:style-name="T17">#magic</text:span></text:p>
      <text:h text:style-name="Heading_20_2" text:outline-level="2">Installer kibana</text:h>
      <text:p text:style-name="P12"/>
      <text:p text:style-name="P11"><text:span text:style-name="T64">- Remplacez : </text:span><text:span text:style-name="T30">&lt;elastic_node_ip&gt; </text:span><text:span text:style-name="T39">par l’ip d’un des nœuds </text:span><text:span text:style-name="T40">elastic</text:span></text:p>
      <text:p text:style-name="P18"/>
      <text:p text:style-name="P18">- <text:span text:style-name="T65">V</text:span>érifier que le groupe kibana_node dans hosts pointe bien vers elk-master</text:p>
      <text:p text:style-name="P12"/>
      <text:p text:style-name="P12">- Lancer : <text:span text:style-name="T6">ansible-playbook setup_kibana.yml</text:span></text:p>
      <text:p text:style-name="P19"/>
      <text:p text:style-name="P12"><text:span text:style-name="T6">- </text:span><text:span text:style-name="T26">Accéder à localhost:5601 dans firefox :D</text:span></text:p>
      <text:p text:style-name="P20"/>
      <text:p text:style-name="P20"/>
      <text:p text:style-name="P20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"/>
    <style:font-face style:name="Droid Sans Mono" svg:font-family="'Droid Sans Mono', monospace, monospace, 'Droid Sans Fallback'"/>
    <style:font-face style:name="monospace" svg:font-family="monospace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9:03:45.965040502</meta:creation-date>
    <dc:date>2018-12-11T00:27:06.881068935</dc:date>
    <meta:editing-duration>PT1H53S</meta:editing-duration>
    <meta:editing-cycles>5</meta:editing-cycles>
    <meta:generator>LibreOffice/6.0.7.3.0$Linux_X86_64 LibreOffice_project/00m0$Build-3</meta:generator>
    <meta:document-statistic meta:table-count="0" meta:image-count="0" meta:object-count="0" meta:page-count="5" meta:paragraph-count="102" meta:word-count="892" meta:character-count="5818" meta:non-whitespace-character-count="4972"/>
  </office:meta>
</office:document-meta>
</file>